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wrap-option="no-wrap" fo:border="0.74pt solid #000000" style:vertical-align="middle"/>
      <style:paragraph-properties fo:text-align="center" fo:margin-left="0cm"/>
      <style:text-properties fo:hyphenate="false"/>
    </style:style>
    <style:style style:name="ce7" style:family="table-cell" style:parent-style-name="Default">
      <style:table-cell-properties fo:background-color="#cccccc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shrink-to-fit="tru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svg:stroke-color="#000000" draw:fill="none" draw:fill-color="#ffffff" fo:min-height="6.746cm"/>
      <style:text-properties fo:font-family="arial" style:font-family-generic="swiss"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24.018cm" svg:height="6.746cm" svg:x="0cm" svg:y="0.017cm">
            <draw:text-box>
              <text:p><text:span text:style-name="T1">EJERCICIO 10</text:span></text:p>
              <text:p><text:span text:style-name="T2"/></text:p>
              <text:p><text:span text:style-name="T2">La Resolución Técnica 17 de la FACPCE establece lo siguiente en la sección 5.5. los criterios a aplicar para la medición contable en particular de los Bienes de Cambio:</text:span></text:p>
              <text:p><text:span text:style-name="T2"/></text:p>
              <text:p><text:span text:style-name="T2">5.5.1: Bienes de cambio fungibles, con mercado transparente y que puedan ser comercializados sin esfuerzo significativo: se los medirá al valor neto de realización.</text:span></text:p>
              <text:p><text:span text:style-name="T2"/></text:p>
              <text:p><text:span text:style-name="T2">5.5.2: Bienes de cambio sobre los que se hayan recibido anticipos que fijan precio y las condiciones contractuales de la operación aseguren la efectiva concreción de la venta y la ganancia: a su valor neto de realización.</text:span></text:p>
              <text:p><text:span text:style-name="T2"/></text:p>
              <text:p><text:span text:style-name="T2">5.5.3: Bienes de cambio en producción o construcción mediante un proceso prolongado: </text:span></text:p>
              <text:p><text:span text:style-name="T2">a) si fuera segura su venta: a su valor neto de realización proporcionado con el grado de avance de la producción, </text:span></text:p>
              <text:p><text:span text:style-name="T2">b) en caso contrario, a su costo de reposición proporcionado con el grado de avance de la producción.</text:span></text:p>
              <text:p><text:span text:style-name="T2"/></text:p>
              <text:p><text:span text:style-name="T2">Si no se pudiera obtener el costo de reposición, se utilizará el de reproducción, y si la obtención de éste fuera imposible o impracticable, se usará el costo original.</text:span></text:p>
              <text:p><text:span text:style-name="T2"/></text:p>
              <text:p><text:span text:style-name="T2">5.5.4: Bienes de cambio en general: para los restantes bienes se tomará su costo de reposición a la fecha de los estados contables. Si la obtención de éste fuera imposible o impracticable, se usará el costo original.</text:span></text:p>
              <text:p><text:span text:style-name="T2"/></text:p>
              <text:p><text:span text:style-name="T2">Se pide: representar la tabla de decisión según estos criterios de medición contable</text:span></text:p>
            </draw:text-box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16">
          <table:table-cell table:number-columns-repeated="6"/>
        </table:table-row>
        <table:table-row table:style-name="ro2">
          <table:table-cell table:style-name="ce1" table:number-columns-repeated="2"/>
          <table:table-cell table:style-name="ce8" office:value-type="string" calcext:value-type="string">
            <text:p>Costo original</text:p>
          </table:table-cell>
          <table:table-cell table:style-name="ce8" office:value-type="string" calcext:value-type="string">
            <text:p>Valor neto realización</text:p>
          </table:table-cell>
          <table:table-cell table:style-name="ce8" office:value-type="string" calcext:value-type="string">
            <text:p>Costo de reposición</text:p>
          </table:table-cell>
          <table:table-cell table:style-name="ce10" office:value-type="string" calcext:value-type="string">
            <text:p>Costo reproducción</text:p>
          </table:table-cell>
        </table:table-row>
        <table:table-row table:style-name="ro1">
          <table:table-cell table:style-name="ce6" office:value-type="string" calcext:value-type="string" table:number-columns-spanned="2" table:number-rows-spanned="1">
            <text:p>BC Fungibles</text:p>
          </table:table-cell>
          <table:covered-table-cell table:style-name="ce7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<text:s/>Anticipos</text:p>
          </table:table-cell>
          <table:covered-table-cell table:style-name="ce7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Prod. (a)</text:p>
          </table:table-cell>
          <table:covered-table-cell table:style-name="ce7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Prod. (b)</text:p>
          </table:table-cell>
          <table:covered-table-cell table:style-name="ce7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Prod. No repos.(b)</text:p>
          </table:table-cell>
          <table:covered-table-cell table:style-name="ce7"/>
          <table:table-cell table:style-name="ce9" table:number-columns-repeated="3"/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C Prod. Impos.(b)</text:p>
          </table:table-cell>
          <table:covered-table-cell table:style-name="ce7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General</text:p>
          </table:table-cell>
          <table:covered-table-cell table:style-name="ce7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/>
        </table:table-row>
        <table:table-row table:style-name="ro1">
          <table:table-cell table:style-name="ce7" office:value-type="string" calcext:value-type="string" table:number-columns-spanned="2" table:number-rows-spanned="1">
            <text:p>BC General Impos.</text:p>
          </table:table-cell>
          <table:covered-table-cell table:style-name="ce7" office:value-type="string" calcext:value-type="string">
            <text:p>x</text:p>
          </table:covered-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8:34:03.525950502</meta:creation-date>
    <dc:date>2024-01-30T10:08:01.248439803</dc:date>
    <meta:editing-duration>PT17M40S</meta:editing-duration>
    <meta:editing-cycles>3</meta:editing-cycles>
    <meta:generator>LibreOffice/7.3.7.2$Linux_X86_64 LibreOffice_project/30$Build-2</meta:generator>
    <meta:document-statistic meta:table-count="1" meta:cell-count="21" meta:object-count="1"/>
  </office:meta>
</office:document-meta>
</file>